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loext:contextual-spacing="fals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41061800069945061" text:style-name="L1">
        <text:list-item>
          <text:p text:style-name="P1"><text:span text:style-name="Strong_20_Emphasis">markets.csv</text:span></text:p>
        </text:list-item>
      </text:list>
      <text:section text:style-name="Sect1" text:name="react-DatasetContainer-1">
        <text:list xml:id="list165624335275273" text:continue-numbering="true" text:style-name="L1">
          <text:list-item>
            <text:p text:style-name="P1">id</text:p>
          </text:list-item>
          <text:list-item>
            <text:p text:style-name="P2">start_time </text:p>
            <text:list>
              <text:list-item>
                <text:p text:style-name="P2">what time did the race start, datetime in UTC</text:p>
              </text:list-item>
            </text:list>
          </text:list-item>
          <text:list-item>
            <text:p text:style-name="P2">venue_id</text:p>
          </text:list-item>
          <text:list-item>
            <text:p text:style-name="P2">race_number</text:p>
          </text:list-item>
          <text:list-item>
            <text:p text:style-name="P2">distance(m)</text:p>
          </text:list-item>
          <text:list-item>
            <text:p text:style-name="P2">condition_id </text:p>
            <text:list>
              <text:list-item>
                <text:p text:style-name="P2">track condition, see conditions.csv</text:p>
              </text:list-item>
            </text:list>
          </text:list-item>
          <text:list-item>
            <text:p text:style-name="P2">weather_id </text:p>
            <text:list>
              <text:list-item>
                <text:p text:style-name="P2">weather on day, see weathers.csv</text:p>
              </text:list-item>
            </text:list>
          </text:list-item>
          <text:list-item>
            <text:p text:style-name="P2">total_pool_win_one </text:p>
            <text:list>
              <text:list-item>
                <text:p text:style-name="P2">rough $ amount wagered across all runners for win market</text:p>
              </text:list-item>
            </text:list>
          </text:list-item>
          <text:list-item>
            <text:p text:style-name="P2">total_pool_place_one </text:p>
            <text:list>
              <text:list-item>
                <text:p text:style-name="P2">rough $ amount wagered across all runners for place market</text:p>
              </text:list-item>
            </text:list>
          </text:list-item>
          <text:list-item>
            <text:p text:style-name="P2">total_pool_win_two</text:p>
          </text:list-item>
          <text:list-item>
            <text:p text:style-name="P2">total_pool_place_two</text:p>
          </text:list-item>
          <text:list-item>
            <text:p text:style-name="P2">total_pool_win_three</text:p>
          </text:list-item>
          <text:list-item>
            <text:p text:style-name="P1">total_pool_place_three</text:p>
            <text:p text:style-name="P1"><text:span text:style-name="Strong_20_Emphasis">runners.csv</text:span></text:p>
          </text:list-item>
          <text:list-item>
            <text:p text:style-name="P1">id</text:p>
          </text:list-item>
          <text:list-item>
            <text:p text:style-name="P2">collected </text:p>
            <text:list>
              <text:list-item>
                <text:p text:style-name="P2">what time was this row created/data collected, datetime in UTC</text:p>
              </text:list-item>
            </text:list>
          </text:list-item>
          <text:list-item>
            <text:p text:style-name="P2">market_id</text:p>
          </text:list-item>
          <text:list-item>
            <text:p text:style-name="P2">position </text:p>
            <text:list>
              <text:list-item>
                <text:p text:style-name="P2"><text:span text:style-name="Strong_20_Emphasis">THIS IS THE FIELD WE WANT TO PREDICT!!!!</text:span></text:p>
              </text:list-item>
              <text:list-item>
                <text:p text:style-name="P2">Will either be 1,2,3,4,5,6 etc or 0/null if the horse was scratched or failed to finish</text:p>
              </text:list-item>
              <text:list-item>
                <text:p text:style-name="P2">If all positions for a market_id are null it means we were unable to match up the positional data for this market</text:p>
              </text:list-item>
            </text:list>
          </text:list-item>
          <text:list-item>
            <text:p text:style-name="P2">place_paid </text:p>
            <text:list>
              <text:list-item>
                <text:p text:style-name="P2">Will either be 1/0 or null</text:p>
              </text:list-item>
              <text:list-item>
                <text:p text:style-name="P2">If you see a race that only has 2 booleans of 1 it means that the race only paid out places on the first two positions</text:p>
              </text:list-item>
            </text:list>
          </text:list-item>
          <text:list-item>
            <text:p text:style-name="P2">margin </text:p>
            <text:list>
              <text:list-item>
                <text:p text:style-name="P2">If the runner didnt win, how many lengths behind the 1st place was it</text:p>
              </text:list-item>
            </text:list>
          </text:list-item>
          <text:list-item>
            <text:p text:style-name="P2">horse_id </text:p>
            <text:list>
              <text:list-item>
                <text:p text:style-name="P2">see horses.csv</text:p>
              </text:list-item>
            </text:list>
          </text:list-item>
          <text:list-item>
            <text:p text:style-name="P2">trainer_id</text:p>
          </text:list-item>
          <text:list-item>
            <text:p text:style-name="P2">rider_id </text:p>
            <text:list>
              <text:list-item>
                <text:p text:style-name="P2"><text:soft-page-break/>see riders.csv</text:p>
              </text:list-item>
            </text:list>
          </text:list-item>
          <text:list-item>
            <text:p text:style-name="P2">handicap_weight</text:p>
          </text:list-item>
          <text:list-item>
            <text:p text:style-name="P2">number</text:p>
          </text:list-item>
          <text:list-item>
            <text:p text:style-name="P2">barrier</text:p>
          </text:list-item>
          <text:list-item>
            <text:p text:style-name="P2">blinkers</text:p>
          </text:list-item>
          <text:list-item>
            <text:p text:style-name="P2">emergency </text:p>
            <text:list>
              <text:list-item>
                <text:p text:style-name="P2">did it come into the race at the last minute</text:p>
              </text:list-item>
            </text:list>
          </text:list-item>
          <text:list-item>
            <text:p text:style-name="P2">form_rating_one</text:p>
          </text:list-item>
          <text:list-item>
            <text:p text:style-name="P2">form_rating_two</text:p>
          </text:list-item>
          <text:list-item>
            <text:p text:style-name="P2">form_rating_three</text:p>
          </text:list-item>
          <text:list-item>
            <text:p text:style-name="P2">last_five_starts</text:p>
          </text:list-item>
          <text:list-item>
            <text:p text:style-name="P2">favourite_odds_win </text:p>
            <text:list>
              <text:list-item>
                <text:p text:style-name="P2">from one of the odds sources, will it win - true/false</text:p>
              </text:list-item>
            </text:list>
          </text:list-item>
          <text:list-item>
            <text:p text:style-name="P2">favourite_odds_place </text:p>
            <text:list>
              <text:list-item>
                <text:p text:style-name="P2">from one of the odds sources, will it win - true/false</text:p>
              </text:list-item>
            </text:list>
          </text:list-item>
          <text:list-item>
            <text:p text:style-name="P2">favourite_pool_win</text:p>
          </text:list-item>
          <text:list-item>
            <text:p text:style-name="P2">favourite_pool_place</text:p>
          </text:list-item>
          <text:list-item>
            <text:p text:style-name="P2">tip_one_win </text:p>
            <text:list>
              <text:list-item>
                <text:p text:style-name="P2">from a tipster, will it win - true/false</text:p>
              </text:list-item>
            </text:list>
          </text:list-item>
          <text:list-item>
            <text:p text:style-name="P2">tip_one_place </text:p>
            <text:list>
              <text:list-item>
                <text:p text:style-name="P2">from a tipster, will it place - true/false</text:p>
              </text:list-item>
            </text:list>
          </text:list-item>
          <text:list-item>
            <text:p text:style-name="P2">tip_two_win</text:p>
          </text:list-item>
          <text:list-item>
            <text:p text:style-name="P2">tip_two_place</text:p>
          </text:list-item>
          <text:list-item>
            <text:p text:style-name="P2">tip_three_win</text:p>
          </text:list-item>
          <text:list-item>
            <text:p text:style-name="P2">tip_three_place</text:p>
          </text:list-item>
          <text:list-item>
            <text:p text:style-name="P2">tip_four_win</text:p>
          </text:list-item>
          <text:list-item>
            <text:p text:style-name="P2">tip_four_place</text:p>
          </text:list-item>
          <text:list-item>
            <text:p text:style-name="P2">tip_five_win</text:p>
          </text:list-item>
          <text:list-item>
            <text:p text:style-name="P2">tip_five_place</text:p>
          </text:list-item>
          <text:list-item>
            <text:p text:style-name="P2">tip_six_win</text:p>
          </text:list-item>
          <text:list-item>
            <text:p text:style-name="P2">tip_six_place</text:p>
          </text:list-item>
          <text:list-item>
            <text:p text:style-name="P2">tip_seven_win</text:p>
          </text:list-item>
          <text:list-item>
            <text:p text:style-name="P2">tip_seven_place</text:p>
          </text:list-item>
          <text:list-item>
            <text:p text:style-name="P2">tip_eight_win</text:p>
          </text:list-item>
          <text:list-item>
            <text:p text:style-name="P2">tip_eight_place</text:p>
          </text:list-item>
          <text:list-item>
            <text:p text:style-name="P2">tip_nine_win</text:p>
          </text:list-item>
          <text:list-item>
            <text:p text:style-name="P1">tip_nine_place</text:p>
            <text:p text:style-name="P1"><text:span text:style-name="Strong_20_Emphasis">odds.csv (collected for every runner 10 minutes out from race start until race starts)</text:span></text:p>
          </text:list-item>
          <text:list-item>
            <text:p text:style-name="P1">runner_id</text:p>
          </text:list-item>
          <text:list-item>
            <text:p text:style-name="P2"><text:soft-page-break/>collected </text:p>
            <text:list>
              <text:list-item>
                <text:p text:style-name="P2">what time was this row created/data collected, datetime in UTC</text:p>
              </text:list-item>
            </text:list>
          </text:list-item>
          <text:list-item>
            <text:p text:style-name="P2">odds_one_win </text:p>
            <text:list>
              <text:list-item>
                <text:p text:style-name="P2">from odds source, win odds</text:p>
              </text:list-item>
            </text:list>
          </text:list-item>
          <text:list-item>
            <text:p text:style-name="P2">odds_one_win_wagered </text:p>
            <text:list>
              <text:list-item>
                <text:p text:style-name="P2">from odds source, rough $ amount wagered on win</text:p>
              </text:list-item>
            </text:list>
          </text:list-item>
          <text:list-item>
            <text:p text:style-name="P2">odds_one_place </text:p>
            <text:list>
              <text:list-item>
                <text:p text:style-name="P2">from odds source, place odds</text:p>
              </text:list-item>
            </text:list>
          </text:list-item>
          <text:list-item>
            <text:p text:style-name="P2">odds_one_place_wagered </text:p>
            <text:list>
              <text:list-item>
                <text:p text:style-name="P2">from odds source, rough $ amount wagered on place</text:p>
              </text:list-item>
            </text:list>
          </text:list-item>
          <text:list-item>
            <text:p text:style-name="P2">odds_two_win</text:p>
          </text:list-item>
          <text:list-item>
            <text:p text:style-name="P2">odds_two_win_wagered</text:p>
          </text:list-item>
          <text:list-item>
            <text:p text:style-name="P2">odds_two_place</text:p>
          </text:list-item>
          <text:list-item>
            <text:p text:style-name="P2">odds_two_place_wagered</text:p>
          </text:list-item>
          <text:list-item>
            <text:p text:style-name="P2">odds_three_win</text:p>
          </text:list-item>
          <text:list-item>
            <text:p text:style-name="P2">odds_three_win_wagered</text:p>
          </text:list-item>
          <text:list-item>
            <text:p text:style-name="P2">odds_three_place</text:p>
          </text:list-item>
          <text:list-item>
            <text:p text:style-name="P2">odds_three_place_wagered</text:p>
          </text:list-item>
          <text:list-item>
            <text:p text:style-name="P2">odds_four_win</text:p>
          </text:list-item>
          <text:list-item>
            <text:p text:style-name="P2">odds_four_win_wagered</text:p>
          </text:list-item>
          <text:list-item>
            <text:p text:style-name="P2">odds_four_place</text:p>
          </text:list-item>
          <text:list-item>
            <text:p text:style-name="P1">odds_four_place_wagered</text:p>
            <text:p text:style-name="P1"><text:span text:style-name="Strong_20_Emphasis">forms.csv</text:span></text:p>
          </text:list-item>
          <text:list-item>
            <text:p text:style-name="P2">collected </text:p>
            <text:list>
              <text:list-item>
                <text:p text:style-name="P2">what time was this row created/data collected, datetime in UTC</text:p>
              </text:list-item>
            </text:list>
          </text:list-item>
          <text:list-item>
            <text:p text:style-name="P2">market_id</text:p>
          </text:list-item>
          <text:list-item>
            <text:p text:style-name="P2">horse_id</text:p>
          </text:list-item>
          <text:list-item>
            <text:p text:style-name="P2">runner_number</text:p>
          </text:list-item>
          <text:list-item>
            <text:p text:style-name="P2">last_twenty_starts </text:p>
            <text:list>
              <text:list-item>
                <text:p text:style-name="P2"><text:span text:style-name="Source_20_Text">e.g. f9x726x753x92222x35</text:span></text:p>
              </text:list-item>
              <text:list-item>
                <text:p text:style-name="P2">f = failed to finish, 7 = finished 7th, 6 = finished 6th, 7 = finished 7th, x = runner was scratched</text:p>
              </text:list-item>
            </text:list>
          </text:list-item>
          <text:list-item>
            <text:p text:style-name="P2">class_level_id </text:p>
            <text:list>
              <text:list-item>
                <text:p text:style-name="P2">1 = eq (in same class as other horses)</text:p>
              </text:list-item>
              <text:list-item>
                <text:p text:style-name="P2">2 = up (up in class)</text:p>
              </text:list-item>
              <text:list-item>
                <text:p text:style-name="P2">3 = dn (down in class)</text:p>
              </text:list-item>
            </text:list>
          </text:list-item>
          <text:list-item>
            <text:p text:style-name="P2">field_strength</text:p>
          </text:list-item>
          <text:list-item>
            <text:p text:style-name="P2">days_since_last_run</text:p>
          </text:list-item>
          <text:list-item>
            <text:p text:style-name="P2">runs_since_spell</text:p>
          </text:list-item>
          <text:list-item>
            <text:p text:style-name="P2">overall_starts</text:p>
          </text:list-item>
          <text:list-item>
            <text:p text:style-name="P2"><text:soft-page-break/>overall_wins</text:p>
          </text:list-item>
          <text:list-item>
            <text:p text:style-name="P2">overall_places</text:p>
          </text:list-item>
          <text:list-item>
            <text:p text:style-name="P2">track_starts</text:p>
          </text:list-item>
          <text:list-item>
            <text:p text:style-name="P2">track_wins</text:p>
          </text:list-item>
          <text:list-item>
            <text:p text:style-name="P2">track_places</text:p>
          </text:list-item>
          <text:list-item>
            <text:p text:style-name="P2">firm_starts</text:p>
          </text:list-item>
          <text:list-item>
            <text:p text:style-name="P2">firm_wins</text:p>
          </text:list-item>
          <text:list-item>
            <text:p text:style-name="P2">firm_places</text:p>
          </text:list-item>
          <text:list-item>
            <text:p text:style-name="P2">good_starts</text:p>
          </text:list-item>
          <text:list-item>
            <text:p text:style-name="P2">good_wins</text:p>
          </text:list-item>
          <text:list-item>
            <text:p text:style-name="P2">good_places</text:p>
          </text:list-item>
          <text:list-item>
            <text:p text:style-name="P2">dead_starts</text:p>
          </text:list-item>
          <text:list-item>
            <text:p text:style-name="P2">dead_wins</text:p>
          </text:list-item>
          <text:list-item>
            <text:p text:style-name="P2">dead_places</text:p>
          </text:list-item>
          <text:list-item>
            <text:p text:style-name="P2">slow_starts</text:p>
          </text:list-item>
          <text:list-item>
            <text:p text:style-name="P2">slow_wins</text:p>
          </text:list-item>
          <text:list-item>
            <text:p text:style-name="P2">slow_places</text:p>
          </text:list-item>
          <text:list-item>
            <text:p text:style-name="P2">soft_starts</text:p>
          </text:list-item>
          <text:list-item>
            <text:p text:style-name="P2">soft_wins</text:p>
          </text:list-item>
          <text:list-item>
            <text:p text:style-name="P2">soft_places</text:p>
          </text:list-item>
          <text:list-item>
            <text:p text:style-name="P2">heavy_starts</text:p>
          </text:list-item>
          <text:list-item>
            <text:p text:style-name="P2">heavy_wins</text:p>
          </text:list-item>
          <text:list-item>
            <text:p text:style-name="P2">heavy_places</text:p>
          </text:list-item>
          <text:list-item>
            <text:p text:style-name="P2">distance_starts</text:p>
          </text:list-item>
          <text:list-item>
            <text:p text:style-name="P2">distance_wins</text:p>
          </text:list-item>
          <text:list-item>
            <text:p text:style-name="P2">distance_places</text:p>
          </text:list-item>
          <text:list-item>
            <text:p text:style-name="P2">class_same_starts</text:p>
          </text:list-item>
          <text:list-item>
            <text:p text:style-name="P2">class_same_wins</text:p>
          </text:list-item>
          <text:list-item>
            <text:p text:style-name="P2">class_same_places</text:p>
          </text:list-item>
          <text:list-item>
            <text:p text:style-name="P2">class_stronger_starts</text:p>
          </text:list-item>
          <text:list-item>
            <text:p text:style-name="P2">class_stronger_wins</text:p>
          </text:list-item>
          <text:list-item>
            <text:p text:style-name="P2">class_stronger_places</text:p>
          </text:list-item>
          <text:list-item>
            <text:p text:style-name="P2">first_up_starts</text:p>
          </text:list-item>
          <text:list-item>
            <text:p text:style-name="P2">first_up_wins</text:p>
          </text:list-item>
          <text:list-item>
            <text:p text:style-name="P2">first_up_places</text:p>
          </text:list-item>
          <text:list-item>
            <text:p text:style-name="P2">second_up_starts</text:p>
          </text:list-item>
          <text:list-item>
            <text:p text:style-name="P2">second_up_wins</text:p>
          </text:list-item>
          <text:list-item>
            <text:p text:style-name="P2">second_up_places</text:p>
          </text:list-item>
          <text:list-item>
            <text:p text:style-name="P2">track_distance_starts</text:p>
          </text:list-item>
          <text:list-item>
            <text:p text:style-name="P2">track_distance_wins</text:p>
          </text:list-item>
          <text:list-item>
            <text:p text:style-name="P1">track_distance_places</text:p>
            <text:p text:style-name="P1"><text:soft-page-break/><text:span text:style-name="Strong_20_Emphasis">conditions.csv</text:span></text:p>
          </text:list-item>
          <text:list-item>
            <text:p text:style-name="P1">id</text:p>
          </text:list-item>
          <text:list-item>
            <text:p text:style-name="P1">name</text:p>
            <text:p text:style-name="P1"><text:span text:style-name="Strong_20_Emphasis">weathers.csv</text:span></text:p>
          </text:list-item>
          <text:list-item>
            <text:p text:style-name="P1">id</text:p>
          </text:list-item>
          <text:list-item>
            <text:p text:style-name="P1">name</text:p>
            <text:p text:style-name="P1"><text:span text:style-name="Strong_20_Emphasis">riders.csv (jockeys)</text:span></text:p>
          </text:list-item>
          <text:list-item>
            <text:p text:style-name="P1">id</text:p>
          </text:list-item>
          <text:list-item>
            <text:p text:style-name="P1">sex</text:p>
            <text:p text:style-name="P1"><text:span text:style-name="Strong_20_Emphasis">horses.csv</text:span></text:p>
          </text:list-item>
          <text:list-item>
            <text:p text:style-name="P1">id</text:p>
          </text:list-item>
          <text:list-item>
            <text:p text:style-name="P2">age</text:p>
          </text:list-item>
          <text:list-item>
            <text:p text:style-name="P2">sex_id </text:p>
            <text:list>
              <text:list-item>
                <text:p text:style-name="P2">see horse_sexes.csv</text:p>
              </text:list-item>
            </text:list>
          </text:list-item>
          <text:list-item>
            <text:p text:style-name="P2">sire_id </text:p>
            <text:list>
              <text:list-item>
                <text:p text:style-name="P2">not related to horses.id, there is another table called horse_sires that is not present here</text:p>
              </text:list-item>
            </text:list>
          </text:list-item>
          <text:list-item>
            <text:p text:style-name="P2">dam_id </text:p>
            <text:list>
              <text:list-item>
                <text:p text:style-name="P2">not related to horses.id, there is another table called horse_dams that is not present here</text:p>
              </text:list-item>
            </text:list>
          </text:list-item>
          <text:list-item>
            <text:p text:style-name="P1">prize_money</text:p>
            <text:list>
              <text:list-item>
                <text:p text:style-name="P1">total aggregate prize money</text:p>
              </text:list-item>
            </text:list>
            <text:p text:style-name="P1"><text:span text:style-name="Strong_20_Emphasis">horse_sexes.csv</text:span></text:p>
          </text:list-item>
          <text:list-item>
            <text:p text:style-name="P1">id</text:p>
          </text:list-item>
          <text:list-item>
            <text:p text:style-name="P1">name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6:56:03.686000000</meta:creation-date>
    <dc:date>2016-10-22T16:56:23.941000000</dc:date>
    <meta:editing-duration>PT20S</meta:editing-duration>
    <meta:editing-cycles>1</meta:editing-cycles>
    <meta:document-statistic meta:table-count="0" meta:image-count="0" meta:object-count="0" meta:page-count="5" meta:paragraph-count="179" meta:word-count="659" meta:character-count="3820" meta:non-whitespace-character-count="3492"/>
    <meta:generator>LibreOffice/4.4.1.2$Windows_x86 LibreOffice_project/45e2de17089c24a1fa810c8f975a7171ba4cd432</meta:generator>
  </office:meta>
</office:document-meta>
</file>